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weight="bold" style:font-size-asian="11pt" style:font-weight-asian="bold"/>
    </style:style>
    <style:style style:name="P2" style:family="paragraph" style:parent-style-name="Standard">
      <style:text-properties style:font-name="Arial" fo:font-size="11pt" fo:font-weight="bold" officeooo:rsid="000c6b8c" officeooo:paragraph-rsid="000c6b8c" style:font-size-asian="11pt" style:font-weight-asian="bold"/>
    </style:style>
    <style:style style:name="P3" style:family="paragraph" style:parent-style-name="Standard">
      <style:text-properties style:font-name="Arial" fo:font-size="11pt" fo:font-weight="bold" officeooo:rsid="000c6b8c" officeooo:paragraph-rsid="000d211f" style:font-size-asian="11pt" style:font-weight-asian="bold"/>
    </style:style>
    <style:style style:name="P4" style:family="paragraph" style:parent-style-name="Standard" style:master-page-name="Standard">
      <style:paragraph-properties fo:text-align="center" style:justify-single-word="false" style:page-number="auto"/>
    </style:style>
    <style:style style:name="P5" style:family="paragraph" style:parent-style-name="Standard">
      <style:text-properties style:font-name="Arial" fo:font-size="11pt" fo:font-weight="bold" style:font-size-asian="11pt" style:font-weight-asian="bold"/>
    </style:style>
    <style:style style:name="P6" style:family="paragraph" style:parent-style-name="Standard">
      <style:text-properties style:font-name="Arial" fo:font-size="11pt" fo:font-weight="bold" officeooo:rsid="000c6b8c" officeooo:paragraph-rsid="000c6b8c" style:font-size-asian="11pt" style:font-weight-asian="bold"/>
    </style:style>
    <style:style style:name="P7" style:family="paragraph" style:parent-style-name="Standard">
      <style:text-properties style:font-name="Arial" fo:font-size="11pt" fo:font-weight="bold" officeooo:rsid="000dcb23" officeooo:paragraph-rsid="000dcb23" style:font-size-asian="11pt" style:font-weight-asian="bold"/>
    </style:style>
    <style:style style:name="P8" style:family="paragraph" style:parent-style-name="Standard">
      <style:text-properties style:font-name="Arial" fo:font-size="11pt" fo:font-weight="bold" officeooo:paragraph-rsid="000c6b8c" style:font-size-asian="11pt" style:font-weight-asian="bold"/>
    </style:style>
    <style:style style:name="T1" style:family="text">
      <style:text-properties style:font-name="Arial" fo:font-size="14pt" fo:font-weight="bold" style:font-size-asian="14pt" style:font-weight-asian="bold"/>
    </style:style>
    <style:style style:name="T2" style:family="text">
      <style:text-properties style:font-name="Arial" fo:font-size="14pt" fo:font-weight="bold" officeooo:rsid="000c6b8c" style:font-size-asian="14pt" style:font-weight-asian="bold"/>
    </style:style>
    <style:style style:name="T3" style:family="text">
      <style:text-properties style:font-name="Arial" fo:font-size="14pt" fo:font-weight="bold" officeooo:rsid="000dcb23" style:font-size-asian="14pt" style:font-weight-asian="bold"/>
    </style:style>
    <style:style style:name="T4" style:family="text">
      <style:text-properties style:font-name="Arial" fo:font-size="11pt" fo:font-weight="bold" style:font-size-asian="11pt" style:font-weight-asian="bold"/>
    </style:style>
    <style:style style:name="T5" style:family="text">
      <style:text-properties style:font-name="Arial" fo:font-size="11pt" fo:font-weight="bold" officeooo:rsid="000b4fe6" style:font-size-asian="11pt" style:font-weight-asian="bold"/>
    </style:style>
    <style:style style:name="T6" style:family="text">
      <style:text-properties style:font-name="Arial" fo:font-size="11pt" fo:font-weight="bold" officeooo:rsid="000dcb23" style:font-size-asian="11pt" style:font-weight-asian="bold"/>
    </style:style>
    <style:style style:name="T7" style:family="text">
      <style:text-properties fo:color="#000000"/>
    </style:style>
    <style:style style:name="T8" style:family="text">
      <style:text-properties fo:color="#000000" officeooo:rsid="000d211f"/>
    </style:style>
    <style:style style:name="T9" style:family="text">
      <style:text-properties officeooo:rsid="000dcb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_GoBack"/><text:span text:style-name="T1">MEETING REPORT <text:s/></text:span><text:span text:style-name="T2">Week </text:span><text:span text:style-name="T3">3</text:span></text:p>
      <text:p text:style-name="P1"/>
      <text:p text:style-name="P1"/>
      <text:p text:style-name="Standard"><text:span text:style-name="T4">Team Name:<text:tab/></text:span><text:span text:style-name="T5">Group 6b</text:span><text:span text:style-name="T4"><text:tab/>Date of Meeting:<text:tab/></text:span><text:span text:style-name="T6">20</text:span><text:span text:style-name="T5">/04/2022</text:span></text:p>
      <text:p text:style-name="P1"/>
      <text:p text:style-name="Standard"><text:span text:style-name="T4">Start Time: </text:span><text:span text:style-name="T5">16:00</text:span><text:span text:style-name="T4"> <text:s/>End Time: </text:span><text:span text:style-name="T5">17:30</text:span><text:span text:style-name="T4"> <text:s text:c="3"/>Meeting Location: <text:s/></text:span><text:span text:style-name="T5">Online</text:span></text:p>
      <text:p text:style-name="P1"/>
      <text:p text:style-name="Standard"><text:span text:style-name="T4">Moderator:<text:tab/></text:span><text:span text:style-name="T5">Kejsi Kostdhima </text:span><text:span text:style-name="T4"><text:tab/>Recorder:<text:tab/></text:span><text:span text:style-name="T5">Kejsi Kostdhima</text:span></text:p>
      <text:p text:style-name="P1"/>
      <text:p text:style-name="Standard"><text:span text:style-name="T4">Other Members Present:<text:tab/></text:span><text:span text:style-name="T5">Bashkim Dakoli, Estia Gjyrdedi , Marvis Fufi ,Deivi Hajdari , Gersiol Salillari.</text:span></text:p>
      <text:p text:style-name="P1"/>
      <text:p text:style-name="Standard"><text:span text:style-name="T4">Members Absent:<text:tab/><text:tab/></text:span><text:span text:style-name="T5">None</text:span></text:p>
      <text:p text:style-name="P1"/>
      <text:p text:style-name="P1"/>
      <text:p text:style-name="P1">Topics Discussed:</text:p>
      <text:p text:style-name="P1"/>
      <text:p text:style-name="P7">Frontend of the program. </text:p>
      <text:p text:style-name="P7">Specifically Log In, Sign Up, Home.</text:p>
      <text:p text:style-name="P7"/>
      <text:p text:style-name="P1"/>
      <text:p text:style-name="P1">Decisions Made:</text:p>
      <text:p text:style-name="P1"/>
      <text:p text:style-name="P1"/>
      <text:p text:style-name="P2">Deciding witch <text:span text:style-name="T9">model should we follow on the frontend so it goes well with the company needs.</text:span></text:p>
      <text:p text:style-name="P1"/>
      <text:p text:style-name="P1"/>
      <text:p text:style-name="P1"/>
      <text:p text:style-name="P1"/>
      <text:p text:style-name="P1">Tasks Assigned:</text:p>
      <text:p text:style-name="P1"/>
      <text:p text:style-name="P1"/>
      <text:p text:style-name="P2">Finalize our ideas.</text:p>
      <text:p text:style-name="P7">Search for existing pages .</text:p>
      <text:p text:style-name="P7">Edit based on our needs and the company s’.</text:p>
      <text:p text:style-name="P7">Design the pages to look similar and simple.</text:p>
      <text:p text:style-name="P8"/>
      <text:p text:style-name="P1"/>
      <text:p text:style-name="P1"/>
      <text:p text:style-name="P1"/>
      <text:p text:style-name="P1">Time, Place, and Agenda for Next Meeting:</text:p>
      <text:p text:style-name="P3">16:00, <text:s text:c="2"/>Online , <text:span text:style-name="T7">Requirements Specification to document the requirements for </text:span><text:span text:style-name="T8">our</text:span><text:span text:style-name="T7"> product or service, including priority and approval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Bookman Old Style" fo:font-family="'Bookman Old Style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Arial" fo:font-family="Arial" style:font-family-generic="roman" style:font-pitch="variable" fo:font-size="11pt" style:font-size-asian="11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EETING REPORT</dc:title>
    <meta:initial-creator>Igli Hakrama</meta:initial-creator>
    <meta:editing-cycles>5</meta:editing-cycles>
    <meta:print-date>2002-02-25T09:02:00</meta:print-date>
    <meta:creation-date>2012-03-10T14:13:00</meta:creation-date>
    <dc:date>2022-04-22T10:05:47.633000000</dc:date>
    <meta:editing-duration>PT9M11S</meta:editing-duration>
    <meta:generator>Neat_Office/6.2.8.2$Windows_x86 LibreOffice_project/</meta:generator>
    <meta:document-statistic meta:table-count="0" meta:image-count="0" meta:object-count="0" meta:page-count="1" meta:paragraph-count="18" meta:word-count="128" meta:character-count="817" meta:non-whitespace-character-count="6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